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8da00" officeooo:paragraph-rsid="0008da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dio Kit - audio player</text:p>
      <text:p text:style-name="P1"/>
      <text:p text:style-name="P1"/>
      <text:p text:style-name="P1">AudioKit is a simple and efficient player for your audio content.</text:p>
      <text:p text:style-name="P1"/>
      <text:p text:style-name="P1"/>
      <text:p text:style-name="P1">Efficient audio player to manage audio content on your android device.</text:p>
      <text:p text:style-name="P1"/>
      <text:p text:style-name="P1">AudioKit is able to work on low performence devices, this app was designed to be efficient even in rare use cases.</text:p>
      <text:p text:style-name="P1"/>
      <text:p text:style-name="P1">★ Main features :</text:p>
      <text:p text:style-name="P1"><text:s text:c="4"/>✔ Plays audio streams from most containers : mp3, aac, wma, flac, etc.</text:p>
      <text:p text:style-name="P1"><text:s text:c="4"/>✔ Plays audio streams from video containers.</text:p>
      <text:p text:style-name="P1"><text:s text:c="4"/>✔ Manage multiple libraries.</text:p>
      <text:p text:style-name="P1"><text:s text:c="4"/>✔ Fast search in libraries.</text:p>
      <text:p text:style-name="P1"><text:s text:c="4"/>✔ Playlists management.</text:p>
      <text:p text:style-name="P1"><text:s text:c="4"/>✔ Repeat modes : repeat current track, repeat playlist, disabled.</text:p>
      <text:p text:style-name="P1"><text:s text:c="4"/>✔ Plays track in order or randomly.</text:p>
      <text:p text:style-name="P1"><text:s text:c="4"/>✔ Car mode with adapted user interface.</text:p>
      <text:p text:style-name="P1"><text:s text:c="4"/>✔ Perfect Android ui intergration.</text:p>
      <text:p text:style-name="P1"/>
      <text:p text:style-name="P1">☆ Local libraries :</text:p>
      <text:p text:style-name="P1"><text:s text:c="4"/>✔ Customisable file locations.</text:p>
      <text:p text:style-name="P1"><text:s text:c="4"/>✔ Support excluded path in locations.</text:p>
      <text:p text:style-name="P1"><text:s text:c="4"/>✔ Support for embedded art in media files.</text:p>
      <text:p text:style-name="P1"/>
      <text:p text:style-name="P1">• Work in progress :</text:p>
      <text:p text:style-name="P1"><text:s text:c="4"/>- Equalizer</text:p>
      <text:p text:style-name="P1"><text:s text:c="4"/>- Online services support</text:p>
      <text:p text:style-name="P1"><text:s text:c="4"/>- Personal storage solutions (NAS) support.</text:p>
      <text:p text:style-name="P1"><text:s text:c="4"/>- Last.fm scrobblers support.</text:p>
      <text:p text:style-name="P1"><text:s text:c="4"/>- Automatic downloading of missing arts.</text:p>
      <text:p text:style-name="P1"><text:s text:c="4"/>- Support for embedded lyrics in media filess</text:p>
      <text:p text:style-name="P1"/>
      <text:p text:style-name="P1">• Troubles :</text:p>
      <text:p text:style-name="P1"><text:s text:c="4"/>- Audio artefacts when playing high samplerate medias (&gt; 96,4kHz)</text:p>
      <text:p text:style-name="P1"/>
      <text:p text:style-name="P1">• Please, if you find misfunctions in this app, send us an email, and we , nous chercherons rapidement une solution au problè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3T22:46:46.580635389</meta:creation-date>
    <dc:date>2014-08-03T22:49:35.819071005</dc:date>
    <meta:editing-duration>P0D</meta:editing-duration>
    <meta:editing-cycles>1</meta:editing-cycles>
    <meta:document-statistic meta:table-count="0" meta:image-count="0" meta:object-count="0" meta:page-count="1" meta:paragraph-count="28" meta:word-count="206" meta:character-count="1277" meta:non-whitespace-character-count="1023"/>
    <meta:generator>LibreOffice/4.2.5.2$Linux_X86_64 LibreOffice_project/420m0$Build-2</meta:generator>
  </office:meta>
</office:document-meta>
</file>